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/>
      <style:text-properties fo:color="#000000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Text_20_body">
      <style:paragraph-properties fo:text-align="justify" style:justify-single-word="false"/>
      <style:text-properties fo:color="#000000"/>
    </style:style>
    <style:style style:name="P6" style:family="paragraph" style:parent-style-name="Standard">
      <style:text-properties fo:color="#000000"/>
    </style:style>
    <style:style style:name="P7" style:family="paragraph" style:parent-style-name="Heading_20_3">
      <style:paragraph-properties fo:text-align="justify" style:justify-single-word="false"/>
      <style:text-properties fo:color="#000000"/>
    </style:style>
    <style:style style:name="P8" style:family="paragraph" style:parent-style-name="Heading_20_1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</office:automatic-styles>
  <office:body>
    <office:text text:use-soft-page-breaks="true">
      <text:tracked-changes>
        <text:changed-region xml:id="ct607658208" text:id="ct607658208">
          <text:insertion>
            <office:change-info>
              <dc:creator>Eric Gallager</dc:creator>
              <dc:date>2013-09-03T10:43:00</dc:date>
            </office:change-info>
          </text:insertion>
        </text:changed-region>
        <text:changed-region xml:id="ct1121355040" text:id="ct1121355040">
          <text:deletion>
            <office:change-info>
              <dc:creator>Eric Gallager</dc:creator>
              <dc:date>2013-09-03T10:43:00</dc:date>
            </office:change-info>
            <text:p text:style-name="P1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 49:INCLUDE_ILIB_FLAG</text:h>
      <text:p text:style-name="P2"/>
      <text:p text:style-name="P3"/>
      <text:p text:style-name="P3">Title:INCLUDE_ILIB_FLAG</text:p>
      <text:p text:style-name="P3">Version:1.0</text:p>
      <text:p text:style-name="P3">Author:Vincent LEJEUNE (vincent.lejeune@scilab.org)</text:p>
      <text:p text:style-name="P3">Review:</text:p>
      <text:p text:style-name="P3">Commented:</text:p>
      <text:p text:style-name="P3">State:DRAFT</text:p>
      <text:p text:style-name="P3">Scilab-Version:Scilab 5.3.x</text:p>
      <text:p text:style-name="P3">Vote:No</text:p>
      <text:p text:style-name="P3">Created:September 20th, 2010</text:p>
      <text:p text:style-name="P2"/>
      <text:p text:style-name="P3"/>
      <text:h text:style-name="P7" text:outline-level="3">Abstract</text:h>
      <text:p text:style-name="P3">The aim of this SEP is to add a utility Scilab macro to manage include flags that must be passed to underlying C/C++ compiler in a Scilab Gateway.</text:p>
      <text:p text:style-name="P3"/>
      <text:p text:style-name="P3"/>
      <text:h text:style-name="P7" text:outline-level="3">Rationale</text:h>
      <text:h text:style-name="P5" text:outline-level="3">Toolboxes often rely on third party includes files to provide functionality offered by an external library, at the time of compilation. They sometimes ship with their own include files too.</text:h>
      <text:h text:style-name="P5" text:outline-level="3">There is currently no unified way to tell the C/C++ underlying compiler where to look at when searching for an include file. The syntax for MSVC is </text:h>
      <text:h text:style-name="P5" text:outline-level="3">-I"C:\some\path\" </text:h>
      <text:h text:style-name="P5" text:outline-level="3">whereas the syntax for gcc is :</text:h>
      <text:h text:style-name="P5" text:outline-level="3">-I/usr/include/somepah/</text:h>
      <text:p text:style-name="P4">Such flags must be written in the build_gateway_c.sce file and need a tree of (getos()==...) if clauses. </text:p>
      <text:p text:style-name="P4">ilib_include_flag goal is to leverage such syntax by passing relative or absolute path that are then converted into absolute, compiler coherent include path flag.</text:p>
      <text:p text:style-name="P4"/>
      <text:h text:style-name="P7" text:outline-level="3">Example Usage</text:h>
      <text:p text:style-name="P4"><text:s text:c="4"/>includes_path = ["../src/includes";"includes";"."];</text:p>
      <text:p text:style-name="P4"><text:s text:c="4"/>includes_src_c = ilib_includes_flag(includes_path);</text:p>
      <text:p text:style-name="P4"><text:s text:c="4"/>ilib_build('somelib',['myfun',sci_myfun'],['myfile.c'],[],[],includes_src_c);</text:p>
      <text:h text:style-name="P7" text:outline-level="3">Changelog</text:h>
      <text:p text:style-name="P4"><text:soft-page-break/><text:tab/><text:span text:style-name="T1">1.0 – Initial Version (Vincent LEJEUNE)</text:span></text:p>
      <text:h text:style-name="P7" text:outline-level="3">Copyright</text:h>
      <text:p text:style-name="P1"><text:tab/>This document has been placed under the license CeCILL-B.<text:change-start text:change-id="ct607658208"/></text:p>
      <text:p text:style-name="Standard"><text:change-end text:change-id="ct607658208"/><text:change text:change-id="ct11213550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fr" fo:country="FR" style:letter-kerning="true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0835in" fo:margin-bottom="0.0835in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="100%" fo:margin-left="0.3937in" fo:margin-right="0in" fo:text-indent="0in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1665in" fo:margin-bottom="0.0835in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1665in" fo:margin-bottom="0.0835in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in" fo:margin-bottom="0.0835in" style:writing-mode="page"/>
      <style:text-properties style:font-name="Nimbus Roman No9 L" fo:font-size="12pt" fo:language="fr" fo:country="FR" style:letter-kerning="true"/>
    </style:style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>Pierre MARECHAL</meta:initial-creator>
    <meta:editing-cycles>2</meta:editing-cycles>
    <dc:date>2013-09-03T10:43:06</dc:date>
    <meta:creation-date>2008-07-09T13:39:08</meta:creation-date>
    <dc:creator>Eric Gallager</dc:creator>
    <meta:document-statistic meta:table-count="0" meta:image-count="0" meta:object-count="0" meta:page-count="2" meta:paragraph-count="28" meta:word-count="180" meta:character-count="1360"/>
    <meta:editing-duration>PT21M35S</meta:editing-duration>
  </office:meta>
</office:document-meta>
</file>